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fo:font-weight="bold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0abd04" officeooo:paragraph-rsid="000abd04" style:font-weight-asian="bold" style:font-weight-complex="bold"/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Heading_20_3">
      <style:text-properties officeooo:paragraph-rsid="000c7294"/>
    </style:style>
    <style:style style:name="P6" style:family="paragraph" style:parent-style-name="Standard">
      <style:text-properties officeooo:paragraph-rsid="000c7294"/>
    </style:style>
    <style:style style:name="P7" style:family="paragraph" style:parent-style-name="Standard">
      <style:text-properties fo:color="#c9211e" loext:opacity="100%"/>
    </style:style>
    <style:style style:name="P8" style:family="paragraph" style:parent-style-name="Standard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fo:color="#c9211e" loext:opacity="100%" fo:font-weight="bold" style:font-weight-asian="bold" style:font-weight-complex="bold"/>
    </style:style>
    <style:style style:name="P10" style:family="paragraph" style:parent-style-name="Standard">
      <style:text-properties fo:color="#c9211e" loext:opacity="100%" fo:font-weight="bold" officeooo:paragraph-rsid="000d197d" style:font-weight-asian="bold" style:font-weight-complex="bold"/>
    </style:style>
    <style:style style:name="P11" style:family="paragraph" style:parent-style-name="Standard">
      <style:text-properties fo:color="#c9211e" loext:opacity="100%" fo:font-weight="bold" officeooo:rsid="000d67f1" officeooo:paragraph-rsid="000d67f1" style:font-weight-asian="bold" style:font-weight-complex="bold"/>
    </style:style>
    <style:style style:name="P12" style:family="paragraph" style:parent-style-name="Standard">
      <style:text-properties fo:color="#c9211e" loext:opacity="100%" officeooo:paragraph-rsid="000c7294"/>
    </style:style>
    <style:style style:name="P13" style:family="paragraph" style:parent-style-name="Standard">
      <style:text-properties officeooo:paragraph-rsid="000d197d"/>
    </style:style>
    <style:style style:name="T1" style:family="text">
      <style:text-properties officeooo:rsid="000abd04"/>
    </style:style>
    <style:style style:name="T2" style:family="text">
      <style:text-properties fo:color="#c9211e" loext:opacity="100%"/>
    </style:style>
    <style:style style:name="T3" style:family="text">
      <style:text-properties officeooo:rsid="000c7294"/>
    </style:style>
    <style:style style:name="T4" style:family="text">
      <style:text-properties officeooo:rsid="000d67f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"><text:a xlink:type="simple" xlink:href="#__RefHeading___Toc718_182743573" text:style-name="Index_20_Link" text:visited-style-name="Index_20_Link">1. Какая особенность рикошетирования пули может использоваться и должна учитываться участником огневого контакта в его интересах?<text:tab/>2</text:a></text:p>
          <text:p text:style-name="P4"><text:a xlink:type="simple" xlink:href="#__RefHeading___Toc720_182743573" text:style-name="Index_20_Link" text:visited-style-name="Index_20_Link">2. Для эффективного поражения цели предполагается ведение огня (в зависимости от дистанции):<text:tab/>2</text:a></text:p>
          <text:p text:style-name="P4"><text:a xlink:type="simple" xlink:href="#__RefHeading___Toc722_182743573" text:style-name="Index_20_Link" text:visited-style-name="Index_20_Link">3. Тактика действий при наличии на траектории стрельбы третьих лиц, не участвующих в нападении:<text:tab/>2</text:a></text:p>
          <text:p text:style-name="P4"><text:a xlink:type="simple" xlink:href="#__RefHeading___Toc724_182743573" text:style-name="Index_20_Link" text:visited-style-name="Index_20_Link">4. Должен ли работник юридического лица с особыми уставными задачами беспрепятственно допустить на охраняемый объект лиц, представившихся работниками правоохранительных органов?<text:tab/>3</text:a></text:p>
          <text:p text:style-name="P4"><text:a xlink:type="simple" xlink:href="#__RefHeading___Toc726_182743573" text:style-name="Index_20_Link" text:visited-style-name="Index_20_Link">5. Действия работника юридического лица с особыми уставными задачами по просмотру документов посетителей объекта охраны (а также осмотру вносимого и выносимого ими имущества, регистрации и обработке их персональных данных) могут осуществляться:<text:tab/>3</text:a></text:p>
          <text:p text:style-name="P4"><text:a xlink:type="simple" xlink:href="#__RefHeading___Toc728_182743573" text:style-name="Index_20_Link" text:visited-style-name="Index_20_Link">6. Работники юридического лица с особыми уставными задачами имеют право требовать от персонала и посетителей объектов охраны соблюдения внутри объектового и пропускного режимов:<text:tab/>3</text:a></text:p>
          <text:p text:style-name="P4"><text:a xlink:type="simple" xlink:href="#__RefHeading___Toc730_182743573" text:style-name="Index_20_Link" text:visited-style-name="Index_20_Link">7. Имеет ли право работник юридического лица с особыми уставными задачами проверять состояние инженерно-технических средств охраны, установленных на охраняемом объекте?<text:tab/>3</text:a></text:p>
          <text:p text:style-name="P4"><text:a xlink:type="simple" xlink:href="#__RefHeading___Toc732_182743573" text:style-name="Index_20_Link" text:visited-style-name="Index_20_Link">8. Работникам юридического лица с особыми уставными задачами запрещается препятствовать:<text:tab/>4</text:a></text:p>
          <text:p text:style-name="P4"><text:a xlink:type="simple" xlink:href="#__RefHeading___Toc734_182743573" text:style-name="Index_20_Link" text:visited-style-name="Index_20_Link">9. При выявлении нарушений, создающих на охраняемых объектах угрозу возникновения пожаров и безопасности людей, работник юридического лица с особыми уставными задачами имеет право:<text:tab/>4</text:a></text:p>
          <text:p text:style-name="P4"><text:a xlink:type="simple" xlink:href="#__RefHeading___Toc736_182743573" text:style-name="Index_20_Link" text:visited-style-name="Index_20_Link">10. При выявлении условий, способствующих хищениям имущества, работник юридического лица с особыми уставными задачами имеет право:<text:tab/>4</text:a></text:p>
          <text:p text:style-name="P4"><text:a xlink:type="simple" xlink:href="#__RefHeading___Toc738_182743573" text:style-name="Index_20_Link" text:visited-style-name="Index_20_Link">11. Какие действия охранника, вынужденного передвигаться под огнем противника, не помогают избежать поражения противником:<text:tab/>4</text:a></text:p>
          <text:p text:style-name="P4"><text:a xlink:type="simple" xlink:href="#__RefHeading___Toc740_182743573" text:style-name="Index_20_Link" text:visited-style-name="Index_20_Link">12. Охранник был вынужден вступить в огневой контакт с преступником, вооруженным АК-47 на открытой местности. Непосредственно около охранника находилось отдельно стоящее дерево диаметром 30 см, в пяти метрах справа - пригорок высотой 1,5 метра, а в двадцати шагах сзади охранника — каменное здание. Какой из нижеуказанных вариантов выбора укрытия и поведения охранника наиболее безопасен?<text:tab/>4</text:a></text:p>
          <text:p text:style-name="P4"><text:a xlink:type="simple" xlink:href="#__RefHeading___Toc742_182743573" text:style-name="Index_20_Link" text:visited-style-name="Index_20_Link">13. Первоначальные действия охранника при обнаружении предмета с признаками взрывного устройства:<text:tab/>5</text:a></text:p>
          <text:p text:style-name="P4"><text:a xlink:type="simple" xlink:href="#__RefHeading___Toc744_182743573" text:style-name="Index_20_Link" text:visited-style-name="Index_20_Link">14. Первоначальные действия охранника в случае срабатывания взрывного устройства на охраняемом объекте:<text:tab/>5</text:a></text:p>
          <text:p text:style-name="P4"><text:a xlink:type="simple" xlink:href="#__RefHeading___Toc746_182743573" text:style-name="Index_20_Link" text:visited-style-name="Index_20_Link">15. Оптимальными действиями охранника по прекращению агрессии толпы в отношении объекта охраны являются:<text:tab/>5</text:a></text:p>
          <text:p text:style-name="P4"><text:a xlink:type="simple" xlink:href="#__RefHeading___Toc748_182743573" text:style-name="Index_20_Link" text:visited-style-name="Index_20_Link">16. Процедура заступления охранника на пост по охране стационарного объекта начинается:<text:tab/>5</text:a></text:p>
          <text:p text:style-name="P4"><text:a xlink:type="simple" xlink:href="#__RefHeading___Toc750_182743573" text:style-name="Index_20_Link" text:visited-style-name="Index_20_Link">17. Какие признаки, применяемые при составлении словесного портрета, позволяют наиболее быстро и достоверно выделить описываемое лицо в толпе?<text:tab/>5</text:a></text:p>
          <text:p text:style-name="P4"><text:a xlink:type="simple" xlink:href="#__RefHeading___Toc752_182743573" text:style-name="Index_20_Link" text:visited-style-name="Index_20_Link">18. На что обращается приоритетное внимание при обеспечении охраны в местах проведения массовых мероприятий?<text:tab/>5</text:a></text:p>
          <text:p text:style-name="P4"><text:a xlink:type="simple" xlink:href="#__RefHeading___Toc754_182743573" text:style-name="Index_20_Link" text:visited-style-name="Index_20_Link">19. При просмотре документов, предъявляемых посетителями в соответствии с правилами, установленными администрацией охраняемых объектов, дополнительное внимание следует уделять:<text:tab/>6</text:a></text:p>
          <text:p text:style-name="P4"><text:a xlink:type="simple" xlink:href="#__RefHeading___Toc756_182743573" text:style-name="Index_20_Link" text:visited-style-name="Index_20_Link">20. Наиболее эффективным способом обеспечения безопасности при просмотре (проверке) документов у посетителей охраняемых объектов является:<text:tab/>6</text:a></text:p>
          <text:p text:style-name="P4"><text:soft-page-break/><text:a xlink:type="simple" xlink:href="#__RefHeading___Toc758_182743573" text:style-name="Index_20_Link" text:visited-style-name="Index_20_Link">21. Выделение среди посетителей объектов лиц с нестандартным поведением и их дальнейший контроль является:<text:tab/>6</text:a></text:p>
          <text:p text:style-name="P4"><text:a xlink:type="simple" xlink:href="#__RefHeading___Toc760_182743573" text:style-name="Index_20_Link" text:visited-style-name="Index_20_Link">22. В нерабочее время на охраняемый объект обратились лица, с просьбой оказать помощь пострадавшему от ДТП, случившегося напротив входа на объект. Какой из вариантов действий охранника на объекте наиболее правилен:<text:tab/>6</text:a></text:p>
          <text:p text:style-name="P4"><text:a xlink:type="simple" xlink:href="#__RefHeading___Toc762_182743573" text:style-name="Index_20_Link" text:visited-style-name="Index_20_Link">23. Эффективные тактические действия охранников по обеспечению безопасности охраняемого объекта предполагают:<text:tab/>6</text:a></text:p>
          <text:p text:style-name="P4"><text:a xlink:type="simple" xlink:href="#__RefHeading___Toc764_182743573" text:style-name="Index_20_Link" text:visited-style-name="Index_20_Link">24. Первое действие (первый этап) при просмотре (проверке) документов на стационарных постах охраны:<text:tab/>7</text:a></text:p>
          <text:p text:style-name="P4"><text:a xlink:type="simple" xlink:href="#__RefHeading___Toc766_182743573" text:style-name="Index_20_Link" text:visited-style-name="Index_20_Link">25. Второе действие (второй этап) при просмотре (проверке) документов на стационарных постах охраны:<text:tab/>7</text:a></text:p>
          <text:p text:style-name="P4"><text:a xlink:type="simple" xlink:href="#__RefHeading___Toc768_182743573" text:style-name="Index_20_Link" text:visited-style-name="Index_20_Link">26. Третье действие (третий этап) при просмотре (проверке) документов на стационарных постах охраны:<text:tab/>7</text:a></text:p>
          <text:p text:style-name="P4"><text:a xlink:type="simple" xlink:href="#__RefHeading___Toc770_182743573" text:style-name="Index_20_Link" text:visited-style-name="Index_20_Link">27. Четвертое действие (четвертый этап) при просмотре (проверке) документов на стационарных постах охраны:<text:tab/>7</text:a></text:p>
          <text:p text:style-name="P4"><text:a xlink:type="simple" xlink:href="#__RefHeading___Toc772_182743573" text:style-name="Index_20_Link" text:visited-style-name="Index_20_Link">28. Что из ниже перечисленного проверяется при проверке подлинности документа:<text:tab/>7</text:a></text:p>
          <text:p text:style-name="P4"><text:a xlink:type="simple" xlink:href="#__RefHeading___Toc774_182743573" text:style-name="Index_20_Link" text:visited-style-name="Index_20_Link">29. Какой дополнительный способ применяется для уточнения фактической принадлежности документа и его подлинности при просмотре (проверке) документов:<text:tab/>8</text:a></text:p>
        </text:index-body>
      </text:table-of-content>
      <text:p text:style-name="P8"/>
      <text:h text:style-name="Heading_20_3" text:outline-level="3"><text:bookmark-start text:name="__RefHeading___Toc718_182743573"/><text:span text:style-name="T3">1. </text:span>Какая особенность рикошетирования пули может использоваться и должна учитываться участником огневого контакта в его интересах?<text:bookmark-end text:name="__RefHeading___Toc718_182743573"/></text:h>
      <text:p text:style-name="Standard">1. Потеря пулей опасности после рикошета.</text:p>
      <text:p text:style-name="P1">2. Возможность избежать поражения противником из-за самой способности пули</text:p>
      <text:p text:style-name="P1">рикошетировать от препятствий.</text:p>
      <text:p text:style-name="Standard">3. Возможность</text:p>
      <text:p text:style-name="Standard">поражения</text:p>
      <text:p text:style-name="P6">с</text:p>
      <text:p text:style-name="Standard">помощью</text:p>
      <text:p text:style-name="Standard">рикошета</text:p>
      <text:p text:style-name="Standard">цели,</text:p>
      <text:p text:style-name="Standard">находящейся</text:p>
      <text:p text:style-name="Standard">за укрытием.</text:p>
      <text:p text:style-name="P2">2</text:p>
      <text:h text:style-name="Heading_20_3" text:outline-level="3"><text:bookmark-start text:name="__RefHeading___Toc720_182743573"/><text:span text:style-name="T3">2. </text:span>Для эффективного поражения цели предполагается ведение огня (в зависимости от дистанции):<text:bookmark-end text:name="__RefHeading___Toc720_182743573"/></text:h>
      <text:p text:style-name="P1">1. На дистанции, не превышающей рекомендуемую для данного оружия.</text:p>
      <text:p text:style-name="Standard">2. На любой дистанции (в том числе и превышающей рекомендуемую для данного</text:p>
      <text:p text:style-name="Standard">оружия).</text:p>
      <text:p text:style-name="Standard">3. На дистанции, не превышающей максимальную дальность полета пули из данного</text:p>
      <text:p text:style-name="Standard">оружия.</text:p>
      <text:p text:style-name="P2">1</text:p>
      <text:h text:style-name="Heading_20_3" text:outline-level="3"><text:bookmark-start text:name="__RefHeading___Toc722_182743573"/>3. Тактика действий при наличии на траектории стрельбы третьих лиц, не участвующих в нападении:<text:bookmark-end text:name="__RefHeading___Toc722_182743573"/></text:h>
      <text:p text:style-name="Standard">1. Обороняющийся, сам оставаясь в неподвижности, ожидает изменения ситуации</text:p>
      <text:p text:style-name="Standard">(подавая третьим лицам соответствующие команды голосом).</text:p>
      <text:p text:style-name="P1">2. Обороняющийся перемещается в направлении (влево, вправо, вниз или вверх),</text:p>
      <text:p text:style-name="P1">обеспечивающем безопасную для третьих лиц траекторию выстрела.</text:p>
      <text:p text:style-name="Standard"><text:soft-page-break/>3. Обороняющийся не отвлекается на действия, направленные на обеспечение безопасности третьих лиц.</text:p>
      <text:p text:style-name="P2">2</text:p>
      <text:h text:style-name="P5" text:outline-level="3"><text:bookmark-start text:name="__RefHeading___Toc724_182743573"/>4. Должен ли работник юридического лица с особыми уставными задачами беспрепятственно допустить на охраняемый объект лиц, представившихся работниками правоохранительных органов?<text:bookmark-end text:name="__RefHeading___Toc724_182743573"/></text:h>
      <text:p text:style-name="Standard">1. Должен в любом случае, если предъявлены удостоверения, сходные</text:p>
      <text:p text:style-name="Standard">с удостоверениями работников правоохранительных органов.</text:p>
      <text:p text:style-name="P1">2. Должен в случаях, когда законом предусмотрен беспрепятственный допуск, после того</text:p>
      <text:p text:style-name="P1">как убедится, что указанные лица являются работниками правоохранительных органов.</text:p>
      <text:p text:style-name="Standard">3. Не должен.</text:p>
      <text:p text:style-name="P2">2</text:p>
      <text:h text:style-name="Heading_20_3" text:outline-level="3"><text:bookmark-start text:name="__RefHeading___Toc726_182743573"/>5. Действия работника юридического лица с особыми уставными задачами по просмотру документов посетителей объекта охраны (а также осмотру вносимого и выносимого ими имущества, регистрации и обработке их персональных данных) могут осуществляться:<text:bookmark-end text:name="__RefHeading___Toc726_182743573"/></text:h>
      <text:p text:style-name="Standard">1. В качестве мер принуждения, применяемых независимо от воли посетителей объекта</text:p>
      <text:p text:style-name="Standard">охраны, ознакомившихся с правилами <text:span text:style-name="T1">внутри объектового</text:span> и пропускного режимов на</text:p>
      <text:p text:style-name="P6">объекте.</text:p>
      <text:p text:style-name="P12">2. На добровольной основе, когда посетители ознакомились с соответствующими правилами <text:span text:style-name="T1">внутри объектового</text:span> и пропускного режимов, установленными руководством охраняемого объекта, и согласились их выполнять.</text:p>
      <text:p text:style-name="Standard">3. На основании Кодекса Российской Федерации об административных правонарушениях, независимо от наличия каких-либо правил, установленных руководством охраняемого объекта.</text:p>
      <text:p text:style-name="P2">2</text:p>
      <text:h text:style-name="Heading_20_3" text:outline-level="3"><text:bookmark-start text:name="__RefHeading___Toc728_182743573"/>6. Работники юридического лица с особыми уставными задачами имеют право требовать от персонала и посетителей объектов охраны соблюдения <text:span text:style-name="T1">внутри объектового</text:span> и пропускного режимов:<text:bookmark-end text:name="__RefHeading___Toc728_182743573"/></text:h>
      <text:p text:style-name="P1">1. При обеспечении <text:span text:style-name="T1">внутри объектового</text:span> и пропускного режимов, а также при</text:p>
      <text:p text:style-name="P1">транспортировке охраняемых грузов, денежных средств и иного имущества в пределах</text:p>
      <text:p text:style-name="P1">объекта охраны.</text:p>
      <text:p text:style-name="Standard">2. При осуществлении обязанностей по защите жизни и здоровья граждан.</text:p>
      <text:p text:style-name="Standard">3. При обеспечении любых охранных мероприятий, предусмотренных</text:p>
      <text:p text:style-name="Standard">законодательством.</text:p>
      <text:p text:style-name="P2">1</text:p>
      <text:h text:style-name="Heading_20_3" text:outline-level="3"><text:bookmark-start text:name="__RefHeading___Toc730_182743573"/>7. Имеет ли право работник юридического лица с особыми уставными задачами проверять состояние инженерно-технических средств охраны, установленных на охраняемом объекте?<text:bookmark-end text:name="__RefHeading___Toc730_182743573"/></text:h>
      <text:p text:style-name="Standard">1. Имеет только в случае прохождения соответствующей подготовки и оформления допуска к их эксплуатации.</text:p>
      <text:p text:style-name="Standard">2. Не имеет.</text:p>
      <text:p text:style-name="P1">3. Имеет.</text:p>
      <text:p text:style-name="P2">3</text:p>
      <text:h text:style-name="Heading_20_3" text:outline-level="3"><text:bookmark-start text:name="__RefHeading___Toc732_182743573"/><text:soft-page-break/>8. Работникам юридического лица с особыми уставными задачами запрещается препятствовать:<text:bookmark-end text:name="__RefHeading___Toc732_182743573"/></text:h>
      <text:p text:style-name="Standard">1. Любым действиям должностных лиц правоохранительных и контролирующих органов при осуществлении указанными должностными лицами своей деятельности.</text:p>
      <text:p text:style-name="P1">2. Законным действиям должностных лиц правоохранительных и контролирующих органов при осуществлении указанными лицами своих должностных обязанностей.</text:p>
      <text:p text:style-name="Standard">3. Действиям должностных лиц правоохранительных и контролирующих органов,</text:p>
      <text:p text:style-name="Standard">независимо от того, осуществляют ли они свою служебную деятельность.</text:p>
      <text:p text:style-name="P2">2</text:p>
      <text:h text:style-name="Heading_20_3" text:outline-level="3"><text:bookmark-start text:name="__RefHeading___Toc734_182743573"/>9. При выявлении нарушений, создающих на охраняемых объектах угрозу возникновения пожаров и безопасности людей, работник юридического лица с особыми уставными задачами имеет право:<text:bookmark-end text:name="__RefHeading___Toc734_182743573"/></text:h>
      <text:p text:style-name="P1">1. Принимать меры по пресечению указанных нарушений.</text:p>
      <text:p text:style-name="Standard">2. Давать обязательные для исполнения указания руководству охраняемого объекта по</text:p>
      <text:p text:style-name="Standard">устранению выявленных нарушений.</text:p>
      <text:p text:style-name="Standard">3. Покинуть охраняемый объект, удалившись на безопасное расстояние.</text:p>
      <text:p text:style-name="P10">1</text:p>
      <text:h text:style-name="Heading_20_3" text:outline-level="3"><text:bookmark-start text:name="__RefHeading___Toc736_182743573"/>10. При выявлении условий, способствующих хищениям имущества, работник юридического лица с особыми уставными задачами имеет право:<text:bookmark-end text:name="__RefHeading___Toc736_182743573"/></text:h>
      <text:p text:style-name="Standard">1. Давать обязательные для исполнения указания материально-ответственным лицам</text:p>
      <text:p text:style-name="Standard">охраняемого объекта по устранению выявленных нарушений.</text:p>
      <text:p text:style-name="P1">2. Принимать меры по пресечению указанных нарушений и ликвидации указанных</text:p>
      <text:p text:style-name="P1">условий.</text:p>
      <text:p text:style-name="Standard">3. Давать рекомендации руководству охраняемого объекта по ликвидации указанных</text:p>
      <text:p text:style-name="Standard">условий.</text:p>
      <text:p text:style-name="P2">2</text:p>
      <text:h text:style-name="Heading_20_3" text:outline-level="3"><text:bookmark-start text:name="__RefHeading___Toc738_182743573"/>11. Какие действия охранника, вынужденного передвигаться под огнем противника, не помогают избежать поражения противником:<text:bookmark-end text:name="__RefHeading___Toc738_182743573"/></text:h>
      <text:p text:style-name="Standard">1. Передвигаться, каждые 3-5 секунд производя выстрелы в направлении</text:p>
      <text:p text:style-name="Standard">противника (если охранник вооружен и противник виден охраннику).</text:p>
      <text:p text:style-name="P1">2. Передвигаться кратчайшим путем, не меняя направление движения.</text:p>
      <text:p text:style-name="Standard">3. Передвигаться, каждые 3-5 секунд укрываясь за имеющимися укрытиями; при</text:p>
      <text:p text:style-name="Standard">отсутствии укрытий - каждые 3-5 секунд резко менять направление движения.</text:p>
      <text:p text:style-name="P2">2</text:p>
      <text:h text:style-name="Heading_20_3" text:outline-level="3"><text:bookmark-start text:name="__RefHeading___Toc740_182743573"/>12. Охранник был вынужден вступить в огневой контакт с преступником, вооруженным АК-47 на открытой местности. Непосредственно около охранника находилось отдельно стоящее дерево диаметром 30 см, в пяти метрах справа - пригорок высотой 1,5 метра, а в двадцати шагах сзади охранника — каменное здание. Какой из нижеуказанных вариантов выбора укрытия и поведения охранника наиболее безопасен?<text:bookmark-end text:name="__RefHeading___Toc740_182743573"/></text:h>
      <text:p text:style-name="Standard">1. Переместиться за дерево и отслеживать действия противника.</text:p>
      <text:p text:style-name="Standard">2. Переместиться к каменному зданию и занять удобную позицию.</text:p>
      <text:p text:style-name="P1">3. Переместиться за пригорок и отслеживать действия противника.</text:p>
      <text:p text:style-name="P2"><text:soft-page-break/>3</text:p>
      <text:h text:style-name="Heading_20_3" text:outline-level="3"><text:bookmark-start text:name="__RefHeading___Toc742_182743573"/>13. Первоначальные действия охранника при обнаружении предмета с признаками взрывного устройства:<text:bookmark-end text:name="__RefHeading___Toc742_182743573"/></text:h>
      <text:p text:style-name="P1">1. Зафиксировать время обнаружения, принять меры к ограждению и охране подходов к</text:p>
      <text:p text:style-name="P1">опасной зоне, проинформировать правоохранительные органы.</text:p>
      <text:p text:style-name="Standard">2. Осмотреть подозрительный предмет и перенести его в безопасное место,</text:p>
      <text:p text:style-name="Standard">проинформировать правоохранительные органы.</text:p>
      <text:p text:style-name="Standard">3. Действовать по указанию администрации охраняемого объекта.</text:p>
      <text:p text:style-name="P2">1</text:p>
      <text:h text:style-name="Heading_20_3" text:outline-level="3"><text:bookmark-start text:name="__RefHeading___Toc744_182743573"/>14. Первоначальные действия охранника в случае срабатывания взрывного устройства на охраняемом объекте:<text:bookmark-end text:name="__RefHeading___Toc744_182743573"/></text:h>
      <text:p text:style-name="Standard">1. Незамедлительно сообщить руководству охранного предприятия о случившемся,</text:p>
      <text:p text:style-name="Standard">принять меры по повышению эффективности охраны, проинформировать</text:p>
      <text:p text:style-name="Standard">правоохранительные органы.</text:p>
      <text:p text:style-name="P1">2. Зафиксировать время взрыва, обеспечить организованную и быструю эвакуацию</text:p>
      <text:p text:style-name="P1">сотрудников охраняемого объекта на безопасное удаление, проинформировать</text:p>
      <text:p text:style-name="P13"><text:span text:style-name="T2">правоохранительные органы, организовать оказание помощи пострадавшим.</text:span></text:p>
      <text:p text:style-name="P13">3. Отключить на объекте электричество и газоснабжение, проинформировать</text:p>
      <text:p text:style-name="Standard">правоохранительные органы, организовать охрану места происшествия и оказание</text:p>
      <text:p text:style-name="Standard">помощи пострадавшим.</text:p>
      <text:p text:style-name="P2">2</text:p>
      <text:h text:style-name="Heading_20_3" text:outline-level="3"><text:bookmark-start text:name="__RefHeading___Toc746_182743573"/>15. Оптимальными действиями охранника по прекращению агрессии толпы в отношении объекта охраны являются:<text:bookmark-end text:name="__RefHeading___Toc746_182743573"/></text:h>
      <text:p text:style-name="Standard">1. Вступление сотрудников охраны в физическое противоборство с толпой.</text:p>
      <text:p text:style-name="P1">2. Переключение внимания толпы; выделение в толпе лидеров и переговоры с ними с</text:p>
      <text:p text:style-name="P1">целью снижения агрессии.</text:p>
      <text:p text:style-name="Standard">3. Применение специальных средств или оружия на поражение.</text:p>
      <text:p text:style-name="P2">2</text:p>
      <text:h text:style-name="Heading_20_3" text:outline-level="3"><text:bookmark-start text:name="__RefHeading___Toc748_182743573"/>16. Процедура заступления охранника на пост по охране стационарного объекта начинается:<text:bookmark-end text:name="__RefHeading___Toc748_182743573"/></text:h>
      <text:p text:style-name="Standard">1. С внесения записи в журнал приема-сдачи дежурств.</text:p>
      <text:p text:style-name="Standard">2. С доклада администрации охраняемого объекта о заступлении на дежурство.</text:p>
      <text:p text:style-name="P1">3. С осмотра объекта и прилегающей территории.</text:p>
      <text:p text:style-name="P2">3</text:p>
      <text:h text:style-name="Heading_20_3" text:outline-level="3"><text:bookmark-start text:name="__RefHeading___Toc750_182743573"/>17. Какие признаки, применяемые при составлении словесного портрета, позволяют наиболее быстро и достоверно выделить описываемое лицо в толпе?<text:bookmark-end text:name="__RefHeading___Toc750_182743573"/></text:h>
      <text:p text:style-name="Standard">1. Сопутствующие элементы и признаки (одежда, украшения, используемые предметы).</text:p>
      <text:p text:style-name="Standard">2. Анатомические признаки (описание головы, лица, волос, иных частей тела).</text:p>
      <text:p text:style-name="P1">3. Функциональные признаки (осанка, походка, жестикуляция, мимика, голос и т.п.).</text:p>
      <text:p text:style-name="P2">3</text:p>
      <text:h text:style-name="Heading_20_3" text:outline-level="3"><text:bookmark-start text:name="__RefHeading___Toc752_182743573"/>18. На что обращается приоритетное внимание при обеспечении охраны в местах проведения массовых мероприятий?<text:bookmark-end text:name="__RefHeading___Toc752_182743573"/></text:h>
      <text:p text:style-name="Standard">1. Возможность посягательства на имущество участвующих в мероприятии.</text:p>
      <text:p text:style-name="P1"><text:soft-page-break/>2. Возможность возникновения массовых беспорядков. Признаки террористической</text:p>
      <text:p text:style-name="P1">угрозы.</text:p>
      <text:p text:style-name="Standard">3. Нарушение правил, установленных организаторами мероприятия (безбилетный</text:p>
      <text:p text:style-name="Standard">проход, нахождение в нетрезвом состоянии и т.п.).</text:p>
      <text:p text:style-name="P2">2</text:p>
      <text:h text:style-name="Heading_20_3" text:outline-level="3"><text:bookmark-start text:name="__RefHeading___Toc754_182743573"/>19. При просмотре документов, предъявляемых посетителями в соответствии с правилами, установленными администрацией охраняемых объектов, дополнительное внимание следует уделять:<text:bookmark-end text:name="__RefHeading___Toc754_182743573"/></text:h>
      <text:p text:style-name="Standard">1. Наличию у посетителей иных документов (помимо требуемых правилами прохода).</text:p>
      <text:p text:style-name="P1">2. Психологическому состоянию проверяемых.</text:p>
      <text:p text:style-name="Standard">3. Уточнению личных данных посетителей, не связанных с реквизитами</text:p>
      <text:p text:style-name="Standard">просматриваемого документа.</text:p>
      <text:p text:style-name="P2">2</text:p>
      <text:h text:style-name="Heading_20_3" text:outline-level="3"><text:bookmark-start text:name="__RefHeading___Toc756_182743573"/>20. Наиболее эффективным способом обеспечения безопасности при просмотре (проверке) документов у посетителей охраняемых объектов является:<text:bookmark-end text:name="__RefHeading___Toc756_182743573"/></text:h>
      <text:p text:style-name="Standard">1. Проведение проверки с расположением проверяющего относительно проверяемого(либо соответствующим построением группы охраны), обеспечивающим безопасность</text:p>
      <text:p text:style-name="Standard">проверяющего (взаимную страховку охранников).</text:p>
      <text:p text:style-name="P1">2. Проведение проверки с передачей документа для просмотра охраной через</text:p>
      <text:p text:style-name="P1">специальное защищенное окно (мини-шлюз).</text:p>
      <text:p text:style-name="Standard">3. Проведение проверки с приведенным в готовность оружием и специальными</text:p>
      <text:p text:style-name="Standard">средствами.</text:p>
      <text:p text:style-name="P2">2</text:p>
      <text:h text:style-name="Heading_20_3" text:outline-level="3"><text:bookmark-start text:name="__RefHeading___Toc758_182743573"/>21. Выделение среди посетителей объектов лиц с нестандартным поведением и их дальнейший контроль является:<text:bookmark-end text:name="__RefHeading___Toc758_182743573"/></text:h>
      <text:p text:style-name="Standard">1. Действием, выходящим за рамки функциональных обязанностей охранников.</text:p>
      <text:p text:style-name="P1">2. Одним из эффективных способов обеспечения антитеррористической защиты и</text:p>
      <text:p text:style-name="P1">охраны объектов.</text:p>
      <text:p text:style-name="Standard">3. Тактическим действием, осуществляемым исключительно по специальному</text:p>
      <text:p text:style-name="Standard">поручению Заказчика.</text:p>
      <text:p text:style-name="P2">2</text:p>
      <text:h text:style-name="Heading_20_3" text:outline-level="3"><text:bookmark-start text:name="__RefHeading___Toc760_182743573"/><text:span text:style-name="T4">22. </text:span>В нерабочее время на охраняемый объект обратились лица, с просьбой оказать помощь пострадавшему от ДТП, случившегося напротив входа на объект. Какой из вариантов действий охранника на объекте наиболее правилен:<text:bookmark-end text:name="__RefHeading___Toc760_182743573"/></text:h>
      <text:p text:style-name="P1">1. Не открывая дверей объекта, вызвать сотрудников органов внутренних дел и скорую</text:p>
      <text:p text:style-name="P1">помощь.</text:p>
      <text:p text:style-name="Standard">2. Вызвать сотрудников органов внутренних дел и скорую помощь, в обязательном</text:p>
      <text:p text:style-name="Standard">порядке выйти для оказания первой помощи пострадавшему.</text:p>
      <text:p text:style-name="Standard">3. Рекомендовать обратившимся самим вызвать соответствующие службы.</text:p>
      <text:p text:style-name="P2">1</text:p>
      <text:h text:style-name="Heading_20_3" text:outline-level="3"><text:bookmark-start text:name="__RefHeading___Toc762_182743573"/><text:span text:style-name="T4">23. </text:span>Эффективные тактические действия охранников по обеспечению безопасности охраняемого объекта предполагают:<text:bookmark-end text:name="__RefHeading___Toc762_182743573"/></text:h>
      <text:p text:style-name="P1">1.Предупреждение, обнаружение, а затем - пресечение угроз безопасности объекта</text:p>
      <text:p text:style-name="P1"><text:soft-page-break/>(в рамках полномочий и тактических возможностей охранников).</text:p>
      <text:p text:style-name="Standard">2. Обнаружение, а затем - пресечение угроз безопасности объекта (в рамках</text:p>
      <text:p text:style-name="Standard">полномочий и тактических возможностей охранников).</text:p>
      <text:p text:style-name="Standard">3.Ликвидация угроз безопасности объекта по мере их возникновения (в рамках</text:p>
      <text:p text:style-name="Standard">полномочий и тактических возможностей охранников).</text:p>
      <text:p text:style-name="P2">1</text:p>
      <text:h text:style-name="Heading_20_3" text:outline-level="3"><text:bookmark-start text:name="__RefHeading___Toc764_182743573"/><text:span text:style-name="T4">24. </text:span>Первое действие (первый этап) при просмотре (проверке) документов на стационарных постах охраны:<text:bookmark-end text:name="__RefHeading___Toc764_182743573"/></text:h>
      <text:p text:style-name="Standard">1. Провести проверку документа на подлинность.</text:p>
      <text:p text:style-name="P1">2. Проверить, входит ли предъявленный документ в перечень документов,</text:p>
      <text:p text:style-name="P1">установленных правилами пропускного режима для предъявления на данном посту</text:p>
      <text:p text:style-name="P1">охраны.</text:p>
      <text:p text:style-name="Standard">3. Сличить внешность человека, изображенного на фотокарточке с внешностью</text:p>
      <text:p text:style-name="Standard">предъявителя.</text:p>
      <text:p text:style-name="P3">2</text:p>
      <text:h text:style-name="Heading_20_3" text:outline-level="3"><text:bookmark-start text:name="__RefHeading___Toc766_182743573"/><text:span text:style-name="T4">25. </text:span>Второе действие (второй этап) при просмотре (проверке) документов на стационарных постах охраны:<text:bookmark-end text:name="__RefHeading___Toc766_182743573"/></text:h>
      <text:p text:style-name="Standard">1. Провести проверку документа на подлинность.</text:p>
      <text:p text:style-name="P1">2. Сличить внешность человека, изображенного на фотокарточке с внешностью</text:p>
      <text:p text:style-name="Standard">предъявителя.</text:p>
      <text:p text:style-name="Standard">3. Провести проверку документа на действительность.</text:p>
      <text:p text:style-name="P2">2</text:p>
      <text:h text:style-name="Heading_20_3" text:outline-level="3"><text:bookmark-start text:name="__RefHeading___Toc768_182743573"/><text:span text:style-name="T4">26. </text:span>Третье действие (третий этап) при просмотре (проверке) документов на стационарных постах охраны:<text:bookmark-end text:name="__RefHeading___Toc768_182743573"/></text:h>
      <text:p text:style-name="P1">1. Провести проверку документа на подлинность.</text:p>
      <text:p text:style-name="Standard">2. Сличить внешность человека, изображенного на фотокарточке с внешностью</text:p>
      <text:p text:style-name="Standard">предъявителя.</text:p>
      <text:p text:style-name="Standard">3. Провести проверку документа на действительность.</text:p>
      <text:p text:style-name="P2">1</text:p>
      <text:h text:style-name="Heading_20_3" text:outline-level="3"><text:bookmark-start text:name="__RefHeading___Toc770_182743573"/><text:span text:style-name="T4">27. </text:span>Четвертое действие (четвертый этап) при просмотре (проверке) документов на стационарных постах охраны:<text:bookmark-end text:name="__RefHeading___Toc770_182743573"/></text:h>
      <text:p text:style-name="Standard">1. Сличить внешность человека, изображенного на фотокарточке с внешностью</text:p>
      <text:p text:style-name="Standard">предъявителя.</text:p>
      <text:p text:style-name="P1">2. Провести проверку документа на действительность.</text:p>
      <text:p text:style-name="Standard">3. Провести проверку документа на подлинность.</text:p>
      <text:p text:style-name="P11">2</text:p>
      <text:h text:style-name="Heading_20_3" text:outline-level="3"><text:bookmark-start text:name="__RefHeading___Toc772_182743573"/><text:span text:style-name="T4">28. </text:span>Что из ниже перечисленного проверяется при проверке подлинности документа:<text:bookmark-end text:name="__RefHeading___Toc772_182743573"/></text:h>
      <text:p text:style-name="Standard">1. Входит ли предъявленный документ в перечень документов, установленных</text:p>
      <text:p text:style-name="Standard">правилами пропускного режима для предъявления на данном посту охраны.</text:p>
      <text:p text:style-name="Standard">2. Разборчивость подписи лица, уполномоченного подписывать документ, отсутствие</text:p>
      <text:p text:style-name="Standard">факсимильных подписей для продления действия документа.</text:p>
      <text:p text:style-name="P1">3. Фоновая сетка; фактура бумаги; объем, метод и содержание заполнения;</text:p>
      <text:p text:style-name="P1">соответствие оттиска печати и подписи уполномоченного лица; отсутствие следов и</text:p>
      <text:p text:style-name="Standard"><text:span text:style-name="T2">признаков подделки (подчисток, подклеек, следов травлен</text:span>ия, замены элементов и др.);</text:p>
      <text:p text:style-name="Standard">соответствие формы предъявленного документа образцу.</text:p>
      <text:p text:style-name="P2"><text:soft-page-break/>3</text:p>
      <text:h text:style-name="Heading_20_3" text:outline-level="3"><text:bookmark-start text:name="__RefHeading___Toc774_182743573"/><text:span text:style-name="T4">29. </text:span>Какой дополнительный способ применяется для уточнения фактической принадлежности документа и его подлинности при просмотре (проверке) документов:<text:bookmark-end text:name="__RefHeading___Toc774_182743573"/></text:h>
      <text:p text:style-name="Standard">1.Требование представить дополнительные документы, не предусмотренные для</text:p>
      <text:p text:style-name="Standard">предъявления правилами пропускного режима.</text:p>
      <text:p text:style-name="P1">2. Контрольные вопросы по сведениям, внесенным в документ.</text:p>
      <text:p text:style-name="Standard">3.Уточнение личных данных предъявителя, не связанных с реквизитами</text:p>
      <text:p text:style-name="Standard">просматриваемого документа.</text:p>
      <text:p text:style-name="P2">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02T11:21:12.541976291</meta:creation-date>
    <dc:date>2021-05-08T18:45:38.248050437</dc:date>
    <meta:editing-duration>PT15M6S</meta:editing-duration>
    <meta:editing-cycles>5</meta:editing-cycles>
    <meta:generator>LibreOffice/7.0.1.2$Linux_X86_64 LibreOffice_project/00$Build-2</meta:generator>
    <meta:document-statistic meta:table-count="0" meta:image-count="0" meta:object-count="0" meta:page-count="8" meta:paragraph-count="236" meta:word-count="2092" meta:character-count="16667" meta:non-whitespace-character-count="14809"/>
  </office:meta>
</office:document-meta>
</file>